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23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9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20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20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20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20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20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20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20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20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20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20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2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0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0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20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6" table:number-columns-repeated="2"/>
          <table:table-cell table:style-name="ce24"/>
          <table:table-cell table:style-name="ce25"/>
          <table:table-cell table:style-name="ce6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remaining offer of a custom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creating offers should be in the admincontroll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add endponit to save the token of the registered us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function to send a notification, sendNotif(app_token)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in find all valid purchases, add a field to offer class: isOneDay, if isOndeDay is true then set the end date of the purchase to be the same day but at 23: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offre roj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 isoneda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insertion offer buyinglim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Enddate of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test taperina cré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IC</text:p>
          </table:table-cell>
          <table:table-cell/>
          <table:table-cell office:value-type="string" calcext:value-type="string">
            <text:p>- dépôt, retrait, transfer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9:02:53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4T19:06:09.368000000</dc:date>
    <meta:editing-duration>PT7H15M11S</meta:editing-duration>
    <meta:editing-cycles>58</meta:editing-cycles>
    <meta:generator>LibreOffice/7.0.4.2$Windows_X86_64 LibreOffice_project/dcf040e67528d9187c66b2379df5ea4407429775</meta:generator>
    <meta:document-statistic meta:table-count="1" meta:cell-count="169" meta:object-count="0"/>
  </office:meta>
</office:document-meta>
</file>